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6" office:value-type="string" calcext:value-type="string">
            <text:p>Mens. 08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4-09-18" calcext:value-type="date">
            <text:p>18/09/2024</text:p>
          </table:table-cell>
          <table:table-cell table:style-name="ce18" table:formula="of:=[.C2]-[.F2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6" office:value-type="string" calcext:value-type="string">
            <text:p>Mens. 09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6" office:value-type="string" calcext:value-type="string">
            <text:p>Mens. 10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4]-[.F4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6" office:value-type="string" calcext:value-type="string">
            <text:p>Mens. 11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5]-[.F5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6]-[.F6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7]-[.F7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8]-[.F8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9]-[.F9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10]-[.F10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1]-[.F11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2]-[.F1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2])" office:value-type="float" office:value="100" calcext:value-type="float">
            <text:p>1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6.522049960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6.5240846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6-27T10:21:26.850696029</dc:date>
    <meta:print-date>2019-11-25T11:09:39.366250752</meta:print-date>
    <dc:language>pt-PT</dc:language>
    <meta:editing-cycles>623</meta:editing-cycles>
    <meta:editing-duration>PT16H26M34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